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6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4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4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4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4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racc pap amount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9:.C44])" office:value-type="float" office:value="903.03" calcext:value-type="float">
            <text:p>903.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99.97" calcext:value-type="float">
            <text:p>9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float" office:value="51.95" calcext:value-type="float">
            <text:p>51.9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/>
          <table:table-cell office:value-type="float" office:value="103.23" calcext:value-type="float">
            <text:p>103.23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/>
          <table:table-cell office:value-type="float" office:value="179.97" calcext:value-type="float">
            <text:p>179.97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float" office:value="336.11" calcext:value-type="float">
            <text:p>336.11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float" office:value="29.29" calcext:value-type="float">
            <text:p>29.29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322.5" calcext:value-type="float">
            <text:p>322.5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formula="of:=SUM([.C46:.C62])" office:value-type="float" office:value="1683.44" calcext:value-type="float">
            <text:p>1683.44</text:p>
          </table:table-cell>
          <table:table-cell table:number-columns-repeated="2"/>
          <table:table-cell table:formula="of:=SUM([.E46:.E62])" office:value-type="float" office:value="1220.96" calcext:value-type="float">
            <text:p>1220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4])" office:value-type="float" office:value="4784.72" calcext:value-type="float">
            <text:p>4784.72</text:p>
          </table:table-cell>
          <table:table-cell/>
          <table:table-cell table:formula="of:=SUM([.E1:.E74])" office:value-type="float" office:value="2820.96" calcext:value-type="float">
            <text:p>2820.96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3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 table:number-columns-repeated="2"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 table:number-columns-repeated="2"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 table:number-columns-repeated="2"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80:.C89])" office:value-type="float" office:value="-12128.08" calcext:value-type="float">
            <text:p>-12128.08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76];[.C90])" office:value-type="float" office:value="-7343.36" calcext:value-type="float">
            <text:p>-7343.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4:35:36.687740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6T14:43:37.687051246</dc:date>
    <meta:editing-duration>P6DT14H29M43S</meta:editing-duration>
    <meta:editing-cycles>715</meta:editing-cycles>
    <meta:generator>LibreOffice/25.8.1.1$Linux_X86_64 LibreOffice_project/580$Build-1</meta:generator>
    <meta:document-statistic meta:table-count="11" meta:cell-count="2625" meta:object-count="0"/>
  </office:meta>
</office:document-meta>
</file>